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5E588248.png" manifest:media-type="image/png"/>
  <manifest:file-entry manifest:full-path="Pictures/100000010000077F000004372FE4D952.png" manifest:media-type="image/png"/>
  <manifest:file-entry manifest:full-path="Pictures/100000010000077F000004379FFF1094.png" manifest:media-type="image/png"/>
  <manifest:file-entry manifest:full-path="Pictures/100000010000077F000004376A888ADB.png" manifest:media-type="image/png"/>
  <manifest:file-entry manifest:full-path="Pictures/100000010000077F00000437269C399E.png" manifest:media-type="image/png"/>
  <manifest:file-entry manifest:full-path="Pictures/100000010000077F00000437F7DF9F1C.png" manifest:media-type="image/png"/>
  <manifest:file-entry manifest:full-path="Pictures/100000010000077F00000437C450F567.png" manifest:media-type="image/png"/>
  <manifest:file-entry manifest:full-path="Pictures/100000010000077F00000437A1143C75.png" manifest:media-type="image/png"/>
  <manifest:file-entry manifest:full-path="Pictures/1000000100000779000004377305A3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04cm" svg:height="16.644cm" svg:x="-0.029cm" svg:y="0.667cm">
          <draw:image xlink:href="Pictures/100000010000077F000004379FFF109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394cm" svg:height="16.526cm" svg:x="0cm" svg:y="0.984cm">
          <draw:image xlink:href="Pictures/100000010000077F000004372FE4D9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9.7cm" svg:height="16.698cm" svg:x="0cm" svg:y="0.812cm">
          <draw:image xlink:href="Pictures/100000010000077F000004376A888ADB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9.575cm" svg:height="16.628cm" svg:x="0cm" svg:y="0.882cm">
          <draw:image xlink:href="Pictures/100000010000077F00000437F7DF9F1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9.7cm" svg:height="16.698cm" svg:x="0cm" svg:y="0.667cm">
          <draw:image xlink:href="Pictures/100000010000077F00000437C450F567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9.575cm" svg:height="16.628cm" svg:x="0cm" svg:y="0.882cm">
          <draw:image xlink:href="Pictures/100000010000077F00000437A1143C75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9.575cm" svg:height="16.628cm" svg:x="0cm" svg:y="0.882cm">
          <draw:image xlink:href="Pictures/100000010000077F000004375E588248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29.729cm" svg:height="16.714cm" svg:x="-0.029cm" svg:y="1.317cm">
          <draw:image xlink:href="Pictures/100000010000077F00000437269C399E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29.575cm" svg:height="16.68cm" svg:x="0cm" svg:y="1.635cm">
          <draw:image xlink:href="Pictures/1000000100000779000004377305A3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7:38:10.445000000</meta:creation-date>
    <meta:print-date>2024-03-12T17:47:10.424000000</meta:print-date>
    <dc:date>2024-03-12T17:47:14.522000000</dc:date>
    <meta:editing-duration>PT9M4S</meta:editing-duration>
    <meta:editing-cycles>1</meta:editing-cycles>
    <meta:document-statistic meta:object-count="9"/>
    <meta:generator>LibreOffice/24.2.1.2$Windows_X86_64 LibreOffice_project/db4def46b0453cc22e2d0305797cf981b68ef5ac</meta:generator>
  </office:meta>
</office:document-meta>
</file>